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svg:stroke-width="0.03cm" svg:stroke-color="#000000" draw:marker-start-width="0.25cm" draw:marker-end="Linienspitzen_20_1" draw:marker-end-width="0.3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02cm" svg:y1="2.001cm" svg:x2="2.782cm" svg:y2="2.001cm">
          <text:p/>
        </draw:line>
        <draw:line draw:style-name="gr1" draw:text-style-name="P1" draw:layer="layout" svg:x1="1.403cm" svg:y1="5.501cm" svg:x2="6.503cm" svg:y2="5.501cm">
          <text:p/>
        </draw:line>
        <draw:custom-shape draw:style-name="gr2" draw:text-style-name="P2" draw:layer="layout" svg:width="0.2cm" svg:height="0.2cm" svg:x="1.217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.21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" draw:text-style-name="P1" draw:layer="layout" svg:x1="2.9cm" svg:y1="2.4cm" svg:x2="3.15cm" svg:y2="1.65cm">
              <text:p/>
            </draw:line>
            <draw:line draw:style-name="gr1" draw:text-style-name="P1" draw:layer="layout" svg:x1="3.41cm" svg:y1="2.4cm" svg:x2="3.16cm" svg:y2="1.65cm">
              <text:p/>
            </draw:line>
            <draw:line draw:style-name="gr1" draw:text-style-name="P1" draw:layer="layout" svg:x1="2.91cm" svg:y1="2.4cm" svg:x2="2.78cm" svg:y2="2.01cm">
              <text:p/>
            </draw:line>
          </draw:g>
          <draw:g>
            <draw:line draw:style-name="gr1" draw:text-style-name="P1" draw:layer="layout" svg:x1="3.4cm" svg:y1="2.4cm" svg:x2="3.65cm" svg:y2="1.65cm">
              <text:p/>
            </draw:line>
            <draw:line draw:style-name="gr1" draw:text-style-name="P1" draw:layer="layout" svg:x1="3.91cm" svg:y1="2.4cm" svg:x2="3.66cm" svg:y2="1.65cm">
              <text:p/>
            </draw:line>
          </draw:g>
          <draw:g>
            <draw:line draw:style-name="gr1" draw:text-style-name="P1" draw:layer="layout" svg:x1="3.9cm" svg:y1="2.4cm" svg:x2="4.15cm" svg:y2="1.65cm">
              <text:p/>
            </draw:line>
            <draw:line draw:style-name="gr1" draw:text-style-name="P1" draw:layer="layout" svg:x1="4.41cm" svg:y1="2.4cm" svg:x2="4.16cm" svg:y2="1.65cm">
              <text:p/>
            </draw:line>
          </draw:g>
          <draw:g>
            <draw:line draw:style-name="gr1" draw:text-style-name="P1" draw:layer="layout" svg:x1="4.4cm" svg:y1="2.4cm" svg:x2="4.65cm" svg:y2="1.65cm">
              <text:p/>
            </draw:line>
            <draw:line draw:style-name="gr1" draw:text-style-name="P1" draw:layer="layout" svg:x1="4.91cm" svg:y1="2.4cm" svg:x2="4.66cm" svg:y2="1.65cm">
              <text:p/>
            </draw:line>
            <draw:line draw:style-name="gr1" draw:text-style-name="P1" draw:layer="layout" svg:x1="4.9cm" svg:y1="2.4cm" svg:x2="5.03cm" svg:y2="2.01cm">
              <text:p/>
            </draw:line>
          </draw:g>
        </draw:g>
        <draw:line draw:style-name="gr1" draw:text-style-name="P1" draw:layer="layout" svg:x1="5.02cm" svg:y1="2.001cm" svg:x2="6.52cm" svg:y2="2.001cm">
          <text:p/>
        </draw:line>
        <draw:line draw:style-name="gr1" draw:text-style-name="P1" draw:layer="layout" svg:x1="5.603cm" svg:y1="2cm" svg:x2="5.603cm" svg:y2="3.5cm">
          <text:p/>
        </draw:line>
        <draw:custom-shape draw:style-name="gr3" draw:text-style-name="P2" draw:layer="layout" svg:width="1.5cm" svg:height="0.06cm" svg:x="4.8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06cm" svg:x="4.85cm" svg:y="3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03cm" svg:y1="3.8cm" svg:x2="5.603cm" svg:y2="5.5cm">
          <text:p/>
        </draw:line>
        <draw:g>
          <svg:title>TexMaths</svg:title>
          <svg:desc>12§latex§$L_{1}$§svg§600§TRUE§</svg:desc>
          <draw:g>
            <draw:path draw:style-name="gr4" draw:text-style-name="P3" draw:layer="layout" svg:width="0.253cm" svg:height="0.285cm" svg:x="3.783cm" svg:y="1.163cm" svg:viewBox="0 0 254 286" svg:d="M140 32c4-14 5-19 44-19 13 0 17 0 17-8 0-5-5-5-7-5-13 0-48 1-62 1-12 0-43-1-55-1-4 0-9 0-9 8 0 5 4 5 12 5 1 0 9 0 16 1 7 0 12 2 12 6 0 3-1 4-3 9-18 75-37 150-56 224-4 17-5 20-38 20-7 0-11 0-11 8 0 5 4 5 11 5 65 0 130 0 195 0 9 0 9 0 12-7 11-30 22-60 33-90 3-5 2-4 3-6 0-2-2-5-6-5s-4 3-7 9c-15 39-33 86-106 86-13 0-26 0-39 0-5 0-6 0-9 0-4 0-6-2-6-4 0-1 0-2 3-10 19-75 37-151 56-227z">
              <text:p/>
            </draw:path>
            <draw:path draw:style-name="gr4" draw:text-style-name="P3" draw:layer="layout" svg:width="0.107cm" svg:height="0.194cm" svg:x="4.083cm" svg:y="1.317cm" svg:viewBox="0 0 108 195" svg:d="M67 8c0-8-1-8-8-8-20 19-46 19-59 19 0 4 0 7 0 11 7 0 28 0 43-8 0 49 0 99 0 149 0 10 0 13-29 13-4 0-8 0-12 0 0 4 0 7 0 11 6 0 42-1 53-1 8 0 46 1 53 1 0-4 0-7 0-11-4 0-8 0-12 0-29 0-29-3-29-13 0-54 0-108 0-163z">
              <text:p/>
            </draw:path>
          </draw:g>
        </draw:g>
        <draw:g>
          <svg:title>TexMaths</svg:title>
          <svg:desc>12§latex§$I_{0}$§svg§600§TRUE§</svg:desc>
          <draw:g>
            <draw:path draw:style-name="gr4" draw:text-style-name="P3" draw:layer="layout" svg:width="0.192cm" svg:height="0.285cm" svg:x="1.483cm" svg:y="1.462cm" svg:viewBox="0 0 193 286" svg:d="M142 32c4-15 5-19 38-19 10 0 13 0 13-8 0-5-4-5-6-5-13 0-42 1-56 1-12 0-43-1-55-1-3 0-8 0-8 8 0 5 4 5 12 5 17 0 29 0 29 9 0 1 0 2-2 5-18 76-37 151-56 226-3 16-4 21-38 21-9 0-13 0-13 8 0 4 5 4 6 4 12 0 43-2 55-2s43 2 56 2c4 0 8 0 8-7 0-5-3-5-13-5-7 0-9 0-18-1-8-2-9-3-9-8 0-3 0-7 1-9 19-75 37-149 56-224z">
              <text:p/>
            </draw:path>
            <draw:path draw:style-name="gr4" draw:text-style-name="P3" draw:layer="layout" svg:width="0.135cm" svg:height="0.2cm" svg:x="1.667cm" svg:y="1.616cm" svg:viewBox="0 0 136 201" svg:d="M136 102c0-33-3-57-17-77-9-13-27-25-51-25-68 0-68 81-68 102s0 99 68 99 68-79 68-99zM68 192c-13 0-31-8-37-32-4-17-4-40-4-62s0-44 4-60c7-24 25-30 37-30 16 0 31 10 37 27 4 16 5 37 5 63 0 22 0 43-4 61-6 27-26 33-38 33z">
              <text:p/>
            </draw:path>
          </draw:g>
        </draw:g>
        <draw:g>
          <svg:title>TexMaths</svg:title>
          <svg:desc>12§latex§$U_{0}$§svg§600§TRUE§</svg:desc>
          <draw:g>
            <draw:path draw:style-name="gr4" draw:text-style-name="P3" draw:layer="layout" svg:width="0.289cm" svg:height="0.294cm" svg:x="0.685cm" svg:y="3.564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4" draw:text-style-name="P3" draw:layer="layout" svg:width="0.135cm" svg:height="0.2cm" svg:x="0.958cm" svg:y="3.718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line draw:style-name="gr5" draw:text-style-name="P1" draw:layer="layout" svg:x1="1.32cm" svg:y1="2.322cm" svg:x2="1.32cm" svg:y2="5.171cm">
          <text:p/>
        </draw:line>
        <draw:line draw:style-name="gr1" draw:text-style-name="P1" draw:layer="layout" svg:x1="2.203cm" svg:y1="2cm" svg:x2="2.203cm" svg:y2="3.5cm">
          <text:p/>
        </draw:line>
        <draw:custom-shape draw:style-name="gr3" draw:text-style-name="P2" draw:layer="layout" svg:width="1.5cm" svg:height="0.06cm" svg:x="1.4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06cm" svg:x="1.45cm" svg:y="3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03cm" svg:y1="3.8cm" svg:x2="2.203cm" svg:y2="5.5cm">
          <text:p/>
        </draw:line>
        <draw:line draw:style-name="gr1" draw:text-style-name="P1" draw:layer="layout" svg:x1="6.61cm" svg:y1="2.009cm" svg:x2="7.99cm" svg:y2="2.009cm">
          <text:p/>
        </draw:line>
        <draw:line draw:style-name="gr1" draw:text-style-name="P1" draw:layer="layout" svg:x1="6.611cm" svg:y1="5.509cm" svg:x2="11.711cm" svg:y2="5.509cm">
          <text:p/>
        </draw:line>
        <draw:custom-shape draw:style-name="gr2" draw:text-style-name="P2" draw:layer="layout" svg:width="0.2cm" svg:height="0.2cm" svg:x="6.425cm" svg:y="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6.426cm" svg:y="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" draw:text-style-name="P1" draw:layer="layout" svg:x1="8.108cm" svg:y1="2.408cm" svg:x2="8.358cm" svg:y2="1.658cm">
              <text:p/>
            </draw:line>
            <draw:line draw:style-name="gr1" draw:text-style-name="P1" draw:layer="layout" svg:x1="8.618cm" svg:y1="2.408cm" svg:x2="8.368cm" svg:y2="1.658cm">
              <text:p/>
            </draw:line>
            <draw:line draw:style-name="gr1" draw:text-style-name="P1" draw:layer="layout" svg:x1="8.118cm" svg:y1="2.408cm" svg:x2="7.988cm" svg:y2="2.018cm">
              <text:p/>
            </draw:line>
          </draw:g>
          <draw:g>
            <draw:line draw:style-name="gr1" draw:text-style-name="P1" draw:layer="layout" svg:x1="8.608cm" svg:y1="2.408cm" svg:x2="8.858cm" svg:y2="1.658cm">
              <text:p/>
            </draw:line>
            <draw:line draw:style-name="gr1" draw:text-style-name="P1" draw:layer="layout" svg:x1="9.118cm" svg:y1="2.408cm" svg:x2="8.868cm" svg:y2="1.658cm">
              <text:p/>
            </draw:line>
          </draw:g>
          <draw:g>
            <draw:line draw:style-name="gr1" draw:text-style-name="P1" draw:layer="layout" svg:x1="9.108cm" svg:y1="2.408cm" svg:x2="9.358cm" svg:y2="1.658cm">
              <text:p/>
            </draw:line>
            <draw:line draw:style-name="gr1" draw:text-style-name="P1" draw:layer="layout" svg:x1="9.618cm" svg:y1="2.408cm" svg:x2="9.368cm" svg:y2="1.658cm">
              <text:p/>
            </draw:line>
          </draw:g>
          <draw:g>
            <draw:line draw:style-name="gr1" draw:text-style-name="P1" draw:layer="layout" svg:x1="9.608cm" svg:y1="2.408cm" svg:x2="9.858cm" svg:y2="1.658cm">
              <text:p/>
            </draw:line>
            <draw:line draw:style-name="gr1" draw:text-style-name="P1" draw:layer="layout" svg:x1="10.118cm" svg:y1="2.408cm" svg:x2="9.868cm" svg:y2="1.658cm">
              <text:p/>
            </draw:line>
            <draw:line draw:style-name="gr1" draw:text-style-name="P1" draw:layer="layout" svg:x1="10.108cm" svg:y1="2.408cm" svg:x2="10.238cm" svg:y2="2.018cm">
              <text:p/>
            </draw:line>
          </draw:g>
        </draw:g>
        <draw:line draw:style-name="gr1" draw:text-style-name="P1" draw:layer="layout" svg:x1="10.228cm" svg:y1="2.009cm" svg:x2="11.628cm" svg:y2="2.009cm">
          <text:p/>
        </draw:line>
        <draw:line draw:style-name="gr1" draw:text-style-name="P1" draw:layer="layout" svg:x1="10.811cm" svg:y1="2.008cm" svg:x2="10.811cm" svg:y2="3.508cm">
          <text:p/>
        </draw:line>
        <draw:custom-shape draw:style-name="gr3" draw:text-style-name="P2" draw:layer="layout" svg:width="1.5cm" svg:height="0.06cm" svg:x="10.058cm" svg:y="3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06cm" svg:x="10.058cm" svg:y="3.80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811cm" svg:y1="3.808cm" svg:x2="10.811cm" svg:y2="5.508cm">
          <text:p/>
        </draw:line>
        <draw:g>
          <svg:title>TexMaths</svg:title>
          <svg:desc>12§latex§$L_{2}$§svg§600§TRUE§</svg:desc>
          <draw:g>
            <draw:path draw:style-name="gr4" draw:text-style-name="P3" draw:layer="layout" svg:width="0.253cm" svg:height="0.285cm" svg:x="8.991cm" svg:y="1.172cm" svg:viewBox="0 0 254 286" svg:d="M140 32c5-14 6-19 46-19 12 0 15 0 15-8 0-5-5-5-7-5-13 0-48 1-62 1-12 0-43-1-55-1-4 0-9 0-9 8 0 5 4 5 12 5 1 0 9 0 16 1 7 0 12 2 12 6 0 3-1 4-3 9-18 75-37 150-56 224-3 17-5 20-38 20-7 0-11 0-11 8 0 5 4 5 11 5 65 0 130 0 195 0 10 0 10 0 13-7 11-30 22-60 33-90 2-5 1-4 2-6 0-2-2-5-6-5s-4 3-6 9c-14 39-34 86-107 86-12 0-25 0-38 0-6 0-7 0-10 0-4 0-6-2-6-4 0-1 0-2 3-10 19-75 37-151 56-227z">
              <text:p/>
            </draw:path>
            <draw:path draw:style-name="gr4" draw:text-style-name="P3" draw:layer="layout" svg:width="0.13cm" svg:height="0.194cm" svg:x="9.278cm" svg:y="1.326cm" svg:viewBox="0 0 131 195" svg:d="M131 141c-4 0-8 0-11 0 0 7-4 24-7 28-3 1-26 1-29 1-18 0-36 0-54 0 30-28 41-36 59-49 21-18 42-36 42-64 0-35-32-57-70-57-36 0-61 25-61 53 0 14 13 16 16 16 7 0 15-4 15-15 0-6-1-16-17-16 9-21 29-27 44-27 28 0 44 22 44 46 0 25-18 46-28 57-23 23-47 46-70 69-4 2-4 4-4 12 40 0 81 0 121 0 3-18 6-36 10-54z">
              <text:p/>
            </draw:path>
          </draw:g>
        </draw:g>
        <draw:line draw:style-name="gr1" draw:text-style-name="P1" draw:layer="layout" svg:x1="7.411cm" svg:y1="2.008cm" svg:x2="7.411cm" svg:y2="3.508cm">
          <text:p/>
        </draw:line>
        <draw:custom-shape draw:style-name="gr3" draw:text-style-name="P2" draw:layer="layout" svg:width="1.5cm" svg:height="0.06cm" svg:x="6.658cm" svg:y="3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06cm" svg:x="6.658cm" svg:y="3.80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411cm" svg:y1="3.808cm" svg:x2="7.411cm" svg:y2="5.508cm">
          <text:p/>
        </draw:line>
        <draw:line draw:style-name="gr1" draw:text-style-name="P1" draw:layer="layout" svg:x1="11.811cm" svg:y1="2.017cm" svg:x2="13.191cm" svg:y2="2.017cm">
          <text:p/>
        </draw:line>
        <draw:line draw:style-name="gr1" draw:text-style-name="P1" draw:layer="layout" svg:x1="11.812cm" svg:y1="5.517cm" svg:x2="17.112cm" svg:y2="5.517cm">
          <text:p/>
        </draw:line>
        <draw:custom-shape draw:style-name="gr2" draw:text-style-name="P2" draw:layer="layout" svg:width="0.2cm" svg:height="0.2cm" svg:x="11.626cm" svg:y="1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1.627cm" svg:y="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" draw:text-style-name="P1" draw:layer="layout" svg:x1="13.309cm" svg:y1="2.416cm" svg:x2="13.559cm" svg:y2="1.666cm">
              <text:p/>
            </draw:line>
            <draw:line draw:style-name="gr1" draw:text-style-name="P1" draw:layer="layout" svg:x1="13.819cm" svg:y1="2.416cm" svg:x2="13.569cm" svg:y2="1.666cm">
              <text:p/>
            </draw:line>
            <draw:line draw:style-name="gr1" draw:text-style-name="P1" draw:layer="layout" svg:x1="13.319cm" svg:y1="2.416cm" svg:x2="13.189cm" svg:y2="2.026cm">
              <text:p/>
            </draw:line>
          </draw:g>
          <draw:g>
            <draw:line draw:style-name="gr1" draw:text-style-name="P1" draw:layer="layout" svg:x1="13.809cm" svg:y1="2.416cm" svg:x2="14.059cm" svg:y2="1.666cm">
              <text:p/>
            </draw:line>
            <draw:line draw:style-name="gr1" draw:text-style-name="P1" draw:layer="layout" svg:x1="14.319cm" svg:y1="2.416cm" svg:x2="14.069cm" svg:y2="1.666cm">
              <text:p/>
            </draw:line>
          </draw:g>
          <draw:g>
            <draw:line draw:style-name="gr1" draw:text-style-name="P1" draw:layer="layout" svg:x1="14.309cm" svg:y1="2.416cm" svg:x2="14.559cm" svg:y2="1.666cm">
              <text:p/>
            </draw:line>
            <draw:line draw:style-name="gr1" draw:text-style-name="P1" draw:layer="layout" svg:x1="14.819cm" svg:y1="2.416cm" svg:x2="14.569cm" svg:y2="1.666cm">
              <text:p/>
            </draw:line>
          </draw:g>
          <draw:g>
            <draw:line draw:style-name="gr1" draw:text-style-name="P1" draw:layer="layout" svg:x1="14.809cm" svg:y1="2.416cm" svg:x2="15.059cm" svg:y2="1.666cm">
              <text:p/>
            </draw:line>
            <draw:line draw:style-name="gr1" draw:text-style-name="P1" draw:layer="layout" svg:x1="15.319cm" svg:y1="2.416cm" svg:x2="15.069cm" svg:y2="1.666cm">
              <text:p/>
            </draw:line>
            <draw:line draw:style-name="gr1" draw:text-style-name="P1" draw:layer="layout" svg:x1="15.309cm" svg:y1="2.416cm" svg:x2="15.439cm" svg:y2="2.026cm">
              <text:p/>
            </draw:line>
          </draw:g>
        </draw:g>
        <draw:line draw:style-name="gr1" draw:text-style-name="P1" draw:layer="layout" svg:x1="15.429cm" svg:y1="2.017cm" svg:x2="17.229cm" svg:y2="2.017cm">
          <text:p/>
        </draw:line>
        <draw:line draw:style-name="gr1" draw:text-style-name="P1" draw:layer="layout" svg:x1="16.012cm" svg:y1="2.016cm" svg:x2="16.012cm" svg:y2="3.516cm">
          <text:p/>
        </draw:line>
        <draw:custom-shape draw:style-name="gr3" draw:text-style-name="P2" draw:layer="layout" svg:width="1.5cm" svg:height="0.06cm" svg:x="15.259cm" svg:y="3.5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06cm" svg:x="15.259cm" svg:y="3.81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012cm" svg:y1="3.816cm" svg:x2="16.012cm" svg:y2="5.516cm">
          <text:p/>
        </draw:line>
        <draw:g>
          <svg:title>TexMaths</svg:title>
          <svg:desc>12§latex§$L_{3}$§svg§600§TRUE§</svg:desc>
          <draw:g>
            <draw:path draw:style-name="gr4" draw:text-style-name="P3" draw:layer="layout" svg:width="0.253cm" svg:height="0.285cm" svg:x="14.192cm" svg:y="1.18cm" svg:viewBox="0 0 254 286" svg:d="M140 32c4-14 5-19 44-19 13 0 17 0 17-8 0-5-5-5-7-5-13 0-48 1-62 1-12 0-43-1-55-1-4 0-9 0-9 8 0 5 4 5 12 5 5 1 9 0 16 1 7 0 11 2 11 6 0 3 0 4-2 9-18 75-37 149-56 224-4 17-5 21-38 21-7 0-11 0-11 8 0 4 4 4 11 4 65 0 130 0 195 0 9 0 9 0 12-6 11-31 22-61 33-91 3-5 2-4 3-6 0-3-2-5-6-5s-4 2-7 8c-15 40-33 88-106 88-13 0-26 0-39 0-6 0-6 0-9-1-4 0-6 0-6-4 0-1 0-2 3-10 19-75 37-151 56-227z">
              <text:p/>
            </draw:path>
            <draw:path draw:style-name="gr4" draw:text-style-name="P3" draw:layer="layout" svg:width="0.134cm" svg:height="0.2cm" svg:x="14.477cm" svg:y="1.334cm" svg:viewBox="0 0 135 201" svg:d="M65 97c22 0 39 15 39 48 0 35-21 46-38 46-12 0-38-3-50-20 14-1 16-11 16-17 0-9-7-15-15-15-9 0-17 4-17 16 0 28 31 46 66 46 41 0 69-28 69-56 0-24-19-47-51-53 31-12 42-33 42-51 0-23-27-41-59-41s-57 16-57 39c0 10 6 16 14 16 10 0 15-7 15-16 0-8-5-14-15-14 11-13 31-17 42-17 13 0 32 8 32 33 0 12-5 26-12 34-9 12-18 12-33 13-8 0-8 0-9 0s-3 2-3 5c0 4 2 4 8 4 5 0 10 0 16 0z">
              <text:p/>
            </draw:path>
          </draw:g>
        </draw:g>
        <draw:g>
          <svg:title>TexMaths</svg:title>
          <svg:desc>12§latex§$I_{0}$§svg§600§TRUE§</svg:desc>
          <draw:g>
            <draw:path draw:style-name="gr4" draw:text-style-name="P3" draw:layer="layout" svg:width="0.192cm" svg:height="0.285cm" svg:x="11.892cm" svg:y="1.478cm" svg:viewBox="0 0 193 286" svg:d="M142 32c4-15 5-19 38-19 10 0 13 0 13-8 0-5-4-5-6-5-13 0-42 1-56 1-12 0-43-1-55-1-3 0-8 0-8 8 0 5 4 5 12 5 17 0 29 0 29 9 0 1 0 2-2 5-18 76-37 151-56 226-3 16-4 21-38 21-9 0-13 0-13 8 0 4 5 4 6 4 12 0 43-2 55-2s43 2 56 2c4 0 8 0 8-7 0-5-3-5-13-5-7 0-9 0-18-1-8-2-9-3-9-8 0-3 0-7 1-9 19-75 37-149 56-224z">
              <text:p/>
            </draw:path>
            <draw:path draw:style-name="gr4" draw:text-style-name="P3" draw:layer="layout" svg:width="0.135cm" svg:height="0.2cm" svg:x="12.076cm" svg:y="1.632cm" svg:viewBox="0 0 136 201" svg:d="M136 102c0-33-3-57-17-77-9-13-27-25-51-25-68 0-68 81-68 102s0 99 68 99 68-79 68-99zM68 192c-13 0-31-8-37-32-4-17-4-40-4-62s0-44 4-60c7-24 25-30 37-30 16 0 31 10 37 27 4 16 5 37 5 63 0 22 0 43-4 61-6 27-26 33-38 33z">
              <text:p/>
            </draw:path>
          </draw:g>
        </draw:g>
        <draw:line draw:style-name="gr1" draw:text-style-name="P1" draw:layer="layout" svg:x1="12.612cm" svg:y1="2.016cm" svg:x2="12.612cm" svg:y2="3.516cm">
          <text:p/>
        </draw:line>
        <draw:custom-shape draw:style-name="gr3" draw:text-style-name="P2" draw:layer="layout" svg:width="1.5cm" svg:height="0.06cm" svg:x="11.859cm" svg:y="3.5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06cm" svg:x="11.859cm" svg:y="3.81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612cm" svg:y1="3.816cm" svg:x2="12.612cm" svg:y2="5.516cm">
          <text:p/>
        </draw:line>
        <draw:line draw:style-name="gr1" draw:text-style-name="P1" draw:layer="layout" svg:x1="19.112cm" svg:y1="2.025cm" svg:x2="20.892cm" svg:y2="2.025cm">
          <text:p/>
        </draw:line>
        <draw:line draw:style-name="gr1" draw:text-style-name="P1" draw:layer="layout" svg:x1="19.113cm" svg:y1="5.525cm" svg:x2="24.513cm" svg:y2="5.525cm">
          <text:p/>
        </draw:line>
        <draw:custom-shape draw:style-name="gr2" draw:text-style-name="P2" draw:layer="layout" svg:width="0.2cm" svg:height="0.2cm" svg:x="19.327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9.328cm" svg:y="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" draw:text-style-name="P1" draw:layer="layout" svg:x1="21.01cm" svg:y1="2.424cm" svg:x2="21.26cm" svg:y2="1.674cm">
              <text:p/>
            </draw:line>
            <draw:line draw:style-name="gr1" draw:text-style-name="P1" draw:layer="layout" svg:x1="21.52cm" svg:y1="2.424cm" svg:x2="21.27cm" svg:y2="1.674cm">
              <text:p/>
            </draw:line>
            <draw:line draw:style-name="gr1" draw:text-style-name="P1" draw:layer="layout" svg:x1="21.02cm" svg:y1="2.424cm" svg:x2="20.89cm" svg:y2="2.034cm">
              <text:p/>
            </draw:line>
          </draw:g>
          <draw:g>
            <draw:line draw:style-name="gr1" draw:text-style-name="P1" draw:layer="layout" svg:x1="21.51cm" svg:y1="2.424cm" svg:x2="21.76cm" svg:y2="1.674cm">
              <text:p/>
            </draw:line>
            <draw:line draw:style-name="gr1" draw:text-style-name="P1" draw:layer="layout" svg:x1="22.02cm" svg:y1="2.424cm" svg:x2="21.77cm" svg:y2="1.674cm">
              <text:p/>
            </draw:line>
          </draw:g>
          <draw:g>
            <draw:line draw:style-name="gr1" draw:text-style-name="P1" draw:layer="layout" svg:x1="22.01cm" svg:y1="2.424cm" svg:x2="22.26cm" svg:y2="1.674cm">
              <text:p/>
            </draw:line>
            <draw:line draw:style-name="gr1" draw:text-style-name="P1" draw:layer="layout" svg:x1="22.52cm" svg:y1="2.424cm" svg:x2="22.27cm" svg:y2="1.674cm">
              <text:p/>
            </draw:line>
          </draw:g>
          <draw:g>
            <draw:line draw:style-name="gr1" draw:text-style-name="P1" draw:layer="layout" svg:x1="22.51cm" svg:y1="2.424cm" svg:x2="22.76cm" svg:y2="1.674cm">
              <text:p/>
            </draw:line>
            <draw:line draw:style-name="gr1" draw:text-style-name="P1" draw:layer="layout" svg:x1="23.02cm" svg:y1="2.424cm" svg:x2="22.77cm" svg:y2="1.674cm">
              <text:p/>
            </draw:line>
            <draw:line draw:style-name="gr1" draw:text-style-name="P1" draw:layer="layout" svg:x1="23.01cm" svg:y1="2.424cm" svg:x2="23.14cm" svg:y2="2.034cm">
              <text:p/>
            </draw:line>
          </draw:g>
        </draw:g>
        <draw:line draw:style-name="gr1" draw:text-style-name="P1" draw:layer="layout" svg:x1="23.13cm" svg:y1="2.025cm" svg:x2="24.53cm" svg:y2="2.025cm">
          <text:p/>
        </draw:line>
        <draw:line draw:style-name="gr1" draw:text-style-name="P1" draw:layer="layout" svg:x1="23.713cm" svg:y1="2.024cm" svg:x2="23.713cm" svg:y2="3.524cm">
          <text:p/>
        </draw:line>
        <draw:custom-shape draw:style-name="gr3" draw:text-style-name="P2" draw:layer="layout" svg:width="1.5cm" svg:height="0.06cm" svg:x="22.96cm" svg:y="3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06cm" svg:x="22.96cm" svg:y="3.82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713cm" svg:y1="3.824cm" svg:x2="23.713cm" svg:y2="5.524cm">
          <text:p/>
        </draw:line>
        <draw:g>
          <svg:title>TexMaths</svg:title>
          <svg:desc>12§latex§$L_{n}$§svg§600§TRUE§</svg:desc>
          <draw:g>
            <draw:path draw:style-name="gr4" draw:text-style-name="P3" draw:layer="layout" svg:width="0.252cm" svg:height="0.285cm" svg:x="21.893cm" svg:y="1.188cm" svg:viewBox="0 0 253 286" svg:d="M140 32c4-14 5-19 44-19 14 0 17 0 17-8 0-5-5-5-7-5-14 0-48 1-62 1-12 0-43-1-57-1-2 0-7 0-7 8 0 5 4 5 12 5 5 1 9 0 16 1 7 0 11 2 11 6 0 3 0 4-2 9-18 75-37 150-56 225-4 15-5 19-38 19-7 0-11 0-11 8 0 5 4 5 11 5 64 0 129 0 194 0 10 0 10 0 13-7 11-30 22-60 33-90 2-5 1-4 2-6 0-2-2-5-5-5-4 0-4 3-7 9-15 38-33 86-106 86-13 0-26 0-39 0-6 0-6 0-9 0-4 0-6-1-6-5 0-1 0-1 3-9 19-76 37-151 56-227z">
              <text:p/>
            </draw:path>
            <draw:path draw:style-name="gr4" draw:text-style-name="P3" draw:layer="layout" svg:width="0.179cm" svg:height="0.131cm" svg:x="22.175cm" svg:y="1.408cm" svg:viewBox="0 0 180 132" svg:d="M22 110c0 4-3 11-3 12 0 7 5 10 10 10 6 0 10-3 12-6 1-3 3-12 4-19 3-5 5-20 8-27 1-6 3-12 4-19 4-12 4-14 12-26 9-12 23-28 45-28 16 0 18 16 18 22 0 16-13 49-18 62-4 8-5 11-5 16 0 15 13 25 29 25 28 0 42-41 42-45s-4-4-5-4c-4 0-5 2-6 4-6 24-19 36-31 36-6 0-8-3-8-9 0-7 2-11 8-24 3-10 15-41 15-58 0-27-23-32-38-32-24 0-41 14-49 26-3-20-21-26-32-26-12 0-20 8-23 16-6 10-11 27-11 28 0 4 3 3 5 4 5 0 5-1 7-8 4-18 10-33 22-33 7 0 9 7 9 15 0 6-3 17-5 25-1 8-4 19-7 26-3 12-6 25-9 37z">
              <text:p/>
            </draw:path>
          </draw:g>
        </draw:g>
        <draw:g>
          <svg:title>TexMaths</svg:title>
          <svg:desc>12§latex§$I_{n}$§svg§600§TRUE§</svg:desc>
          <draw:g>
            <draw:path draw:style-name="gr4" draw:text-style-name="P3" draw:layer="layout" svg:width="0.193cm" svg:height="0.285cm" svg:x="23.993cm" svg:y="1.487cm" svg:viewBox="0 0 194 286" svg:d="M142 32c4-15 5-19 38-19 10 0 14 0 14-8 0-5-5-5-6-5-12 0-43 1-57 1-12 0-43-1-55-1-3 0-8 0-8 8 0 5 4 5 12 5 17 0 29 0 29 9 0 1 0 2-1 6-19 75-38 150-57 226-3 15-4 19-38 19-9 0-13 0-13 8 0 5 5 5 6 5 12 0 43-1 55-1s43 1 56 1c4 0 8 0 8-8 0-5-3-5-13-5-7 0-9 0-18 0-8-1-9-4-9-7 0-4 0-7 1-10 19-74 37-149 56-224z">
              <text:p/>
            </draw:path>
            <draw:path draw:style-name="gr4" draw:text-style-name="P3" draw:layer="layout" svg:width="0.178cm" svg:height="0.131cm" svg:x="24.176cm" svg:y="1.707cm" svg:viewBox="0 0 179 132" svg:d="M23 110c-1 4-4 11-4 12 0 7 6 10 11 10s9-3 11-6c1-3 3-12 6-19 1-5 3-20 6-27 1-6 3-12 4-19 4-12 4-14 12-26 9-12 23-28 45-28 16 0 17 16 17 22 0 16-13 49-17 62-4 8-5 11-5 16 0 15 13 25 28 25 29 0 42-41 42-45s-3-4-5-4c-3 0-4 2-6 4-5 24-19 36-31 36-6 0-7-3-7-9 0-7 3-11 7-24 4-10 16-41 16-58 0-27-23-32-38-32-24 0-41 14-49 26-3-20-19-26-31-26-13 0-21 8-24 16-6 10-11 27-11 28 0 4 3 3 5 4 5 0 5-1 7-8 5-18 10-33 21-33 8 0 10 7 10 15 0 6-2 17-5 25-2 7-5 19-6 26-3 12-6 25-9 37z">
              <text:p/>
            </draw:path>
          </draw:g>
        </draw:g>
        <draw:line draw:style-name="gr1" draw:text-style-name="P1" draw:layer="layout" svg:x1="20.313cm" svg:y1="2.024cm" svg:x2="20.313cm" svg:y2="3.524cm">
          <text:p/>
        </draw:line>
        <draw:custom-shape draw:style-name="gr3" draw:text-style-name="P2" draw:layer="layout" svg:width="1.5cm" svg:height="0.06cm" svg:x="19.56cm" svg:y="3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06cm" svg:x="19.56cm" svg:y="3.82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313cm" svg:y1="3.824cm" svg:x2="20.313cm" svg:y2="5.524cm">
          <text:p/>
        </draw:line>
        <draw:custom-shape draw:style-name="gr2" draw:text-style-name="P2" draw:layer="layout" svg:width="0.2cm" svg:height="0.2cm" svg:x="24.529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4.53cm" svg:y="5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6.629cm" svg:y="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6.63cm" svg:y="5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\cdots$§svg§600§TRUE§</svg:desc>
          <draw:g>
            <draw:path draw:style-name="gr4" draw:text-style-name="P3" draw:layer="layout" svg:width="0.043cm" svg:height="0.043cm" svg:x="17.892cm" svg:y="1.98cm" svg:viewBox="0 0 44 44" svg:d="M44 22c0-11-9-22-21-22s-23 11-23 22c0 12 11 22 23 22s21-10 21-22z">
              <text:p/>
            </draw:path>
            <draw:path draw:style-name="gr4" draw:text-style-name="P3" draw:layer="layout" svg:width="0.043cm" svg:height="0.043cm" svg:x="18.079cm" svg:y="1.98cm" svg:viewBox="0 0 44 44" svg:d="M44 22c0-11-9-22-21-22-13 0-23 11-23 22 0 12 10 22 23 22 12 0 21-10 21-22z">
              <text:p/>
            </draw:path>
            <draw:path draw:style-name="gr4" draw:text-style-name="P3" draw:layer="layout" svg:width="0.043cm" svg:height="0.043cm" svg:x="18.266cm" svg:y="1.98cm" svg:viewBox="0 0 44 44" svg:d="M44 22c0-11-10-22-22-22s-22 11-22 22c0 12 10 22 22 22s22-10 22-22z">
              <text:p/>
            </draw:path>
          </draw:g>
        </draw:g>
        <draw:g>
          <svg:title>TexMaths</svg:title>
          <svg:desc>12§latex§$\cdots$§svg§600§TRUE§</svg:desc>
          <draw:g>
            <draw:path draw:style-name="gr4" draw:text-style-name="P3" draw:layer="layout" svg:width="0.043cm" svg:height="0.043cm" svg:x="17.892cm" svg:y="5.48cm" svg:viewBox="0 0 44 44" svg:d="M44 22c0-11-9-22-21-22s-23 11-23 22c0 12 11 22 23 22s21-10 21-22z">
              <text:p/>
            </draw:path>
            <draw:path draw:style-name="gr4" draw:text-style-name="P3" draw:layer="layout" svg:width="0.043cm" svg:height="0.043cm" svg:x="18.079cm" svg:y="5.48cm" svg:viewBox="0 0 44 44" svg:d="M44 22c0-11-9-22-21-22-13 0-23 11-23 22 0 12 10 22 23 22 12 0 21-10 21-22z">
              <text:p/>
            </draw:path>
            <draw:path draw:style-name="gr4" draw:text-style-name="P3" draw:layer="layout" svg:width="0.043cm" svg:height="0.043cm" svg:x="18.266cm" svg:y="5.48cm" svg:viewBox="0 0 44 44" svg:d="M44 22c0-11-10-22-22-22s-22 11-22 22c0 12 10 22 22 22s22-10 22-22z">
              <text:p/>
            </draw:path>
          </draw:g>
        </draw:g>
        <draw:g>
          <svg:title>TexMaths</svg:title>
          <svg:desc>12§latex§$U_{n}$§svg§600§TRUE§</svg:desc>
          <draw:g>
            <draw:path draw:style-name="gr4" draw:text-style-name="P3" draw:layer="layout" svg:width="0.291cm" svg:height="0.295cm" svg:x="24.973cm" svg:y="3.557cm" svg:viewBox="0 0 292 296" svg:d="M239 44c4-18 12-30 46-31 1 0 7 0 7-8-2-2 0-5-6-5-15 0-29 1-43 1-15 0-30-1-43-1-3 0-9 0-9 8 0 5 5 5 9 5 24 0 28 10 28 18 0 1-1 9-1 10-13 50-25 99-38 149-14 55-62 93-104 93-29 0-52-18-52-56 2-10 0-13 5-32 14-54 27-108 41-163 4-15 5-19 35-19 10 0 14 0 14-8 0-5-5-5-6-5-12 0-42 1-54 1s-42-1-54-1c-3 0-8 0-8 8 0 5 5 5 12 5 1 0 10 0 17 1 7 0 10 2 10 6 0 3-4 21-7 30-3 13-6 25-9 37-4 16-24 96-25 103-4 12-4 18-4 26 0 50 38 80 83 80 52 0 105-48 118-103 13-50 25-99 38-149z">
              <text:p/>
            </draw:path>
            <draw:path draw:style-name="gr4" draw:text-style-name="P3" draw:layer="layout" svg:width="0.178cm" svg:height="0.131cm" svg:x="25.246cm" svg:y="3.777cm" svg:viewBox="0 0 179 132" svg:d="M22 110c-2 4-3 11-3 12 0 7 5 10 10 10 6 0 10-3 12-6 1-3 3-12 4-19 3-5 5-20 8-27 1-6 3-12 4-19 4-12 4-14 12-26 9-12 23-28 45-28 16 0 16 16 16 22 0 16-12 49-16 62-4 8-5 11-5 16 0 15 13 25 29 25 28 0 41-41 41-45s-3-4-4-4c-4 0-5 2-6 4-6 24-20 36-31 36-6 0-8-3-8-9 0-7 2-11 8-24 3-10 15-41 15-58 0-27-23-32-38-32-24 0-41 14-49 26-3-20-21-26-33-26-11 0-19 8-22 16-7 10-11 27-11 28 0 4 4 4 5 4 5 0 5-1 7-8 4-18 10-33 20-33 9 0 11 7 11 15 0 6-3 17-5 25s-6 19-7 26c-3 12-6 25-9 37z">
              <text:p/>
            </draw:path>
          </draw:g>
        </draw:g>
        <draw:line draw:style-name="gr5" draw:text-style-name="P1" draw:layer="layout" svg:x1="24.65cm" svg:y1="2.315cm" svg:x2="24.65cm" svg:y2="5.1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06T13:11:15.147708417</dc:date>
    <meta:editing-duration>PT4H51M14S</meta:editing-duration>
    <meta:editing-cycles>48</meta:editing-cycles>
    <meta:generator>LibreOffice/7.3.7.2$Linux_X86_64 LibreOffice_project/30$Build-2</meta:generator>
    <meta:document-statistic meta:object-count="164"/>
  </office:meta>
</office:document-meta>
</file>